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049cm" fo:min-width="3.199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4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</style:style>
    <style:style style:name="gr8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" draw:text-style-name="P1" draw:layer="layout" svg:width="3.699cm" svg:height="3.299cm" svg:x="9.701cm" svg:y="8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9.701cm" svg:y1="9.901cm" svg:x2="13.4cm" svg:y2="9.901cm">
          <text:p/>
        </draw:line>
        <draw:frame draw:style-name="gr3" draw:text-style-name="P2" draw:layer="layout" svg:width="1.871cm" svg:height="0.781cm" svg:x="10.629cm" svg:y="9.053cm">
          <draw:text-box>
            <text:p>Post</text:p>
          </draw:text-box>
        </draw:frame>
        <draw:frame draw:style-name="gr4" draw:text-style-name="P2" draw:layer="layout" svg:width="3.2cm" svg:height="2.371cm" svg:x="10cm" svg:y="9.924cm">
          <draw:text-box>
            <text:p><text:span text:style-name="T1">id</text:span></text:p>
            <text:p>title</text:p>
            <text:p>content</text:p>
            <text:p>authorId</text:p>
          </draw:text-box>
        </draw:frame>
        <draw:line draw:style-name="gr5" draw:text-style-name="P1" draw:layer="layout" svg:x1="13.4cm" svg:y1="12cm" svg:x2="14cm" svg:y2="12.001cm">
          <text:p/>
        </draw:line>
        <draw:line draw:style-name="gr6" draw:text-style-name="P1" draw:layer="layout" svg:x1="14cm" svg:y1="10.426cm" svg:x2="14.908cm" svg:y2="10.426cm">
          <text:p/>
        </draw:line>
        <draw:custom-shape draw:style-name="gr1" draw:text-style-name="P1" draw:layer="layout" svg:width="3.699cm" svg:height="3.299cm" svg:x="14.901cm" svg:y="8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4.901cm" svg:y1="9.901cm" svg:x2="18.6cm" svg:y2="9.901cm">
          <text:p/>
        </draw:line>
        <draw:frame draw:style-name="gr4" draw:text-style-name="P2" draw:layer="layout" svg:width="3.2cm" svg:height="2cm" svg:x="15.2cm" svg:y="10.1cm">
          <draw:text-box>
            <text:p><text:span text:style-name="T1">i</text:span><text:span text:style-name="T1">d</text:span></text:p>
            <text:p>firstName</text:p>
            <text:p>lastName</text:p>
          </draw:text-box>
        </draw:frame>
        <draw:frame draw:style-name="gr7" draw:text-style-name="P2" draw:layer="layout" svg:width="2.6cm" svg:height="0.781cm" svg:x="15.7cm" svg:y="9.054cm">
          <draw:text-box>
            <text:p>Author</text:p>
          </draw:text-box>
        </draw:frame>
        <draw:line draw:style-name="gr5" draw:text-style-name="P1" draw:layer="layout" svg:x1="14cm" svg:y1="10.426cm" svg:x2="14cm" svg:y2="12.001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8T21:58:32.727247527</meta:creation-date>
    <dc:date>2018-08-02T17:34:38.725539020</dc:date>
    <meta:editing-duration>PT1H40M53S</meta:editing-duration>
    <meta:editing-cycles>27</meta:editing-cycles>
    <meta:generator>LibreOffice/6.0.3.2$Linux_X86_64 LibreOffice_project/00m0$Build-2</meta:generator>
    <meta:document-statistic meta:object-count="35"/>
  </office:meta>
</office:document-meta>
</file>